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96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22.4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f1c1b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1f1c1b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00">
      <style:table-cell-properties style:glyph-orientation-vertical="0" fo:border-bottom="0.74pt solid #1f1c1b" style:diagonal-bl-tr="none" style:diagonal-tl-br="none" style:text-align-source="fix" style:repeat-content="false" fo:wrap-option="no-wrap" fo:border-left="0.74pt solid #1f1c1b" style:direction="ltr" fo:padding="0.71mm" fo:border-right="none" style:rotation-angle="0" style:rotation-align="none" style:shrink-to-fit="false" fo:border-top="0.74pt solid #1f1c1b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1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fo:border-bottom="1.76pt solid #1f1c1b" fo:background-color="#99cc00" style:diagonal-bl-tr="none" style:diagonal-tl-br="none" style:text-align-source="fix" style:repeat-content="false" fo:wrap-option="no-wrap" fo:border-left="1.76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textarea-horizontal-align="left" draw:textarea-vertical-align="top" fo:padding-top="1mm" fo:padding-bottom="1mm" fo:padding-left="1mm" fo:padding-right="1mm"/>
    </style:style>
    <style:style style:name="gr2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>
        <office:forms form:automatic-focus="false" form:apply-design-mode="false"/>
        <table:shapes>
          <draw:rect draw:z-index="0" draw:style-name="gr1" draw:text-style-name="P3" svg:width="159.12mm" svg:height="12.71mm" svg:x="0mm" svg:y="90.15mm">
            <text:p text:style-name="P1"><text:span text:style-name="T1">Na podstawie formuły zawartej w komórce E7, opisz w pustym polu zasady obliczania</text:span></text:p>
            <text:p text:style-name="P2"><text:span text:style-name="T1">płacy za nadgodziny w pewnej firmie.</text:span></text:p>
          </draw:rect>
          <draw:rect draw:z-index="1" draw:style-name="gr2" draw:text-style-name="P1" svg:width="102.07mm" svg:height="109.23mm" svg:x="193.72mm" svg:y="20.46mm">
            <text:p text:style-name="P1">Płace wylicza się za pomocą funkcji jeżeli. Na początku </text:p>
            <text:p text:style-name="P1">Przeprowadzamy test logiczny który sprawdza która z </text:p>
            <text:p text:style-name="P1">Wartości jest większa. Jeżeli liczba przepracowanych </text:p>
            <text:p text:style-name="P1">Godzin jest większa od nadgodzin to <text:s/>nadgodziny mnożymy razy stawkę </text:p>
            <text:p text:style-name="P1">I wychodzi nam płaca. W przeciwnym wypadku <text:s/>oprócz poprzedniego </text:p>
            <text:p text:style-name="P1">Wyniku dodajemy do niego różnice w godzinach przepracowanych i </text:p>
            <text:p text:style-name="P1">Nadgodzinach mnożymy razy stawkę i jeszcze razy dodatek.</text:p>
          </draw:rect>
        </table:shapes>
        <table:table-column table:style-name="co1" table:default-cell-style-name="ce8"/>
        <table:table-column table:style-name="co2" table:number-columns-repeated="2" table:default-cell-style-name="Default"/>
        <table:table-column table:style-name="co3" table:default-cell-style-name="ce8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Algorytm obliczania płacy pracownika za przepracowane nadgodziny</text:p>
          </table:table-cell>
          <table:table-cell table:style-name="ce2" table:number-columns-repeated="4"/>
          <table:table-cell table:style-name="ce15" table:number-columns-repeated="2"/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15"/>
          <table:table-cell table:style-name="ce18" office:value-type="string" calcext:value-type="string">
            <text:p>Opisz zasady obliczania nadgodzin:</text:p>
          </table:table-cell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2" table:number-rows-spanned="1">
            <text:p>liczba nadgodzin bez premii (norma)=</text:p>
          </table:table-cell>
          <table:covered-table-cell table:style-name="ce9"/>
          <table:table-cell table:style-name="ce13" office:value-type="float" office:value="30" calcext:value-type="float">
            <text:p>3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2" table:number-rows-spanned="1">
            <text:p>wielkość dodatku za ponadnormatywne nadgodziny (w procentach)</text:p>
          </table:table-cell>
          <table:covered-table-cell table:style-name="ce9"/>
          <table:table-cell table:style-name="ce14" office:value-type="percentage" office:value="0.5" calcext:value-type="percentage">
            <text:p>50%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4" office:value-type="string" calcext:value-type="string">
            <text:p>stawka płacy za 1 nadgodzinę </text:p>
          </table:table-cell>
          <table:table-cell table:style-name="ce10" office:value-type="string" calcext:value-type="string">
            <text:p>s=</text:p>
          </table:table-cell>
          <table:table-cell table:style-name="ce13" office:value-type="float" office:value="10" calcext:value-type="float">
            <text:p>10</text:p>
          </table:table-cell>
          <table:table-cell table:style-name="ce15"/>
          <table:table-cell table:style-name="ce5"/>
          <table:table-cell table:style-name="ce17"/>
          <table:table-cell table:style-name="ce5"/>
          <table:table-cell table:number-columns-repeated="1017"/>
        </table:table-row>
        <table:table-row table:style-name="ro2">
          <table:table-cell table:style-name="ce4" office:value-type="string" calcext:value-type="string">
            <text:p>liczba przepracowanych nadgodzin</text:p>
          </table:table-cell>
          <table:table-cell table:style-name="ce10" office:value-type="string" calcext:value-type="string">
            <text:p>lng=</text:p>
          </table:table-cell>
          <table:table-cell table:style-name="ce13" office:value-type="float" office:value="40" calcext:value-type="float">
            <text:p>4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5"/>
          <table:table-cell table:style-name="ce11"/>
          <table:table-cell table:style-name="ce15"/>
          <table:table-cell table:style-name="ce10" office:value-type="string" calcext:value-type="string">
            <text:p>płaca=</text:p>
          </table:table-cell>
          <table:table-cell table:style-name="ce16" table:formula="of:=IF([.$C$6]&lt;=[.$C$3];[.$C$6]*[.$C$5];[.$C$6]*[.$C$5]+([.$C$6]-[.$C$3])*[.$C$5]*([.$C$4]/1))" office:value-type="float" office:value="450" calcext:value-type="float">
            <text:p>450</text:p>
          </table:table-cell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5" table:number-columns-repeated="7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zielonym oznaczone są komórki, do których należy wpisać odpowiednie wartości</text:p>
          </table:table-cell>
          <table:table-cell table:style-name="ce12" table:number-columns-repeated="5"/>
          <table:table-cell table:style-name="ce5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żółtym oznaczona jest komórka zawierająca formułę obliczającą żądaną wartość</text:p>
          </table:table-cell>
          <table:table-cell table:style-name="ce12" table:number-columns-repeated="5"/>
          <table:table-cell table:style-name="ce7"/>
          <table:table-cell table:number-columns-repeated="1017"/>
        </table:table-row>
        <table:table-row table:style-name="ro5" table:number-rows-repeated="2">
          <table:table-cell table:style-name="ce7" table:number-columns-repeated="7"/>
          <table:table-cell table:number-columns-repeated="1017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kusz2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kusz3" table:style-name="ta3"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1P0" style:volatile="true">
      <number:number number:decimal-places="0" loext:min-decimal-places="0" number:min-integer-digits="1" number:grouping="true"/>
      <number:text> zł</number:text>
    </number:number-style>
    <number:number-style style:name="N11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zł</number:text>
    </number:number-style>
    <number:number-style style:name="N114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zł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2" style:volatile="true">
      <loext:text> </loext:text>
      <loext:fill-character> </loext:fill-character>
      <number:text>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 zł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complex="Arial CE" style:font-family-complex="'Arial CE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.00.0000</text:date>, <text:time style:data-style-name="N2" text:time-value="11:54:46.12967509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zinka</meta:initial-creator>
    <meta:creation-date>2003-03-13T11:47:19</meta:creation-date>
    <dc:date>2018-04-04T12:35:20.135273948</dc:date>
    <meta:print-date>2003-03-13T12:37:37</meta:print-date>
    <meta:generator>LibreOffice/6.0.2.1$Linux_X86_64 LibreOffice_project/00m0$Build-1</meta:generator>
    <meta:editing-duration>PT28M46S</meta:editing-duration>
    <meta:editing-cycles>4</meta:editing-cycles>
    <meta:document-statistic meta:table-count="3" meta:cell-count="16" meta:object-count="2"/>
  </office:meta>
</office:document-meta>
</file>